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9:.O9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0:.O1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1:.O11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2:.O12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3:.O13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5:.O1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6:.O16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7:.O1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8:.O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1:.O2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2:.O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4:.O2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5:.O2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1:.O31];&quot;X&quot; 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2:.O32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3:.O33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4:.O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8:.O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39:.O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0:.O4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1:.O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2:.O4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3:.O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4:.O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5:.O45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6:.O46];&quot;X&quot; )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7:.O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48:.O48];&quot;X&quot; )" office:value-type="float" office:value="5" calcext:value-type="float">
            <text:p>5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49:.O4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0:.O50];&quot;X&quot; )"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1:.O5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2:.O52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3:.O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4:.O54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5:.O5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6:.O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57:.O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58:.O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59:.O59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0:.O60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1:.O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2:.O6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3:.O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4:.O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5:.O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6:.O66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67:.O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68:.O6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69:.O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0:.O70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1:.O7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2:.O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3:.O7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4:.O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5:.O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6:.O76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7:.O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8:.O7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79:.O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0:.O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81:.O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82:.O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83:.O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84:.O8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85:.O8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86:.O8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87:.O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88:.O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89:.O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0:.O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1:.O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2:.O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93:.O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94:.O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95:.O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96:.O96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9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97:.O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98:.O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5:44:11.901387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0-23T19:29:19.193505399</dc:date>
    <dc:creator>Tony Whyman</dc:creator>
    <meta:editing-duration>PT18H40M47S</meta:editing-duration>
    <meta:editing-cycles>22</meta:editing-cycles>
    <meta:generator>LibreOffice/4.2.8.2$Linux_X86_64 LibreOffice_project/420m0$Build-2</meta:generator>
    <meta:document-statistic meta:table-count="1" meta:cell-count="566" meta:object-count="0"/>
  </office:meta>
</office:document-meta>
</file>